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<text:soft-page-break/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2.96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2:21</dc:date>
    <meta:editing-duration>PT6H6M34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20" meta:character-count="913" meta:non-whitespace-character-count="795"/>
  </office:meta>
</office:document-meta>
</file>